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0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0.28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8.465cm" style:use-optimal-column-width="false"/>
    </style:style>
    <style:style style:name="co2" style:family="table-column">
      <style:table-column-properties style:column-width="4.723cm" style:use-optimal-column-width="false"/>
    </style:style>
    <style:style style:name="co3" style:family="table-column">
      <style:table-column-properties style:column-width="12.212cm" style:use-optimal-column-width="false"/>
    </style:style>
    <style:style style:name="co4" style:family="table-column">
      <style:table-column-properties style:column-width="5.243cm" style:use-optimal-column-width="false"/>
    </style:style>
    <style:style style:name="co5" style:family="table-column">
      <style:table-column-properties style:column-width="7.024cm" style:use-optimal-column-width="false"/>
    </style:style>
    <style:style style:name="co6" style:family="table-column">
      <style:table-column-properties style:column-width="14.402cm" style:use-optimal-column-width="false"/>
    </style:style>
    <style:style style:name="co7" style:family="table-column">
      <style:table-column-properties style:column-width="8.676cm" style:use-optimal-column-width="false"/>
    </style:style>
    <style:style style:name="co8" style:family="table-column">
      <style:table-column-properties style:column-width="8.682cm" style:use-optimal-column-width="false"/>
    </style:style>
    <style:style style:name="co9" style:family="table-column">
      <style:table-column-properties style:column-width="8.422cm" style:use-optimal-column-width="false"/>
    </style:style>
    <style:style style:name="co10" style:family="table-column">
      <style:table-column-properties style:column-width="8.426cm" style:use-optimal-column-width="false"/>
    </style:style>
    <style:style style:name="co11" style:family="table-column">
      <style:table-column-properties style:column-width="8.423cm" style:use-optimal-column-width="false"/>
    </style:style>
    <style:style style:name="co12" style:family="table-column">
      <style:table-column-properties style:column-width="8.424cm" style:use-optimal-column-width="false"/>
    </style:style>
    <style:style style:name="ro1" style:family="table-row">
      <style:table-row-properties style:row-height="1.205cm" style:use-optimal-row-height="false"/>
    </style:style>
    <style:style style:name="ro2" style:family="table-row">
      <style:table-row-properties style:row-height="1.211cm" style:use-optimal-row-height="false"/>
    </style:style>
    <style:style style:name="ro3" style:family="table-row">
      <style:table-row-properties style:row-height="2.2cm" style:use-optimal-row-height="false"/>
    </style:style>
    <style:style style:name="ro4" style:family="table-row">
      <style:table-row-properties style:row-height="1.545cm" style:use-optimal-row-height="false"/>
    </style:style>
    <style:style style:name="ro5" style:family="table-row">
      <style:table-row-properties style:row-height="1.702cm" style:use-optimal-row-height="false"/>
    </style:style>
    <style:style style:name="ro6" style:family="table-row">
      <style:table-row-properties style:row-height="1.21cm" style:use-optimal-row-height="false"/>
    </style:style>
    <style:style style:name="ro7" style:family="table-row">
      <style:table-row-properties style:row-height="0.895cm" style:use-optimal-row-height="false"/>
    </style:style>
    <style:style style:name="ro8" style:family="table-row">
      <style:table-row-properties style:row-height="1.377cm" style:use-optimal-row-height="false"/>
    </style:style>
    <style:style style:name="ro9" style:family="table-row">
      <style:table-row-properties style:row-height="2.385cm" style:use-optimal-row-height="false"/>
    </style:style>
    <style:style style:name="ro10" style:family="table-row">
      <style:table-row-properties style:row-height="1.955cm" style:use-optimal-row-height="false"/>
    </style:style>
    <style:style style:name="ro11" style:family="table-row">
      <style:table-row-properties style:row-height="2.239cm" style:use-optimal-row-height="false"/>
    </style:style>
    <style:style style:name="ro12" style:family="table-row">
      <style:table-row-properties style:row-height="2.588cm" style:use-optimal-row-height="false"/>
    </style:style>
    <style:style style:name="ro13" style:family="table-row">
      <style:table-row-properties style:row-height="2.178cm" style:use-optimal-row-height="false"/>
    </style:style>
    <style:style style:name="ro14" style:family="table-row">
      <style:table-row-properties style:row-height="2.252cm" style:use-optimal-row-height="false"/>
    </style:style>
    <style:style style:name="ro15" style:family="table-row">
      <style:table-row-properties style:row-height="2.595cm" style:use-optimal-row-height="false"/>
    </style:style>
    <style:style style:name="ro16" style:family="table-row">
      <style:table-row-properties style:row-height="2.432cm" style:use-optimal-row-height="false"/>
    </style:style>
    <style:style style:name="ro17" style:family="table-row">
      <style:table-row-properties style:row-height="2.444cm" style:use-optimal-row-height="false"/>
    </style:style>
    <style:style style:name="ce1" style:family="table-cell">
      <style:paragraph-properties fo:margin-top="0.42cm" fo:margin-bottom="0.35cm"/>
      <style:text-properties fo:font-size="12pt" style:font-size-asian="12pt" style:font-size-complex="12pt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paragraph-properties fo:margin-top="0.42cm" fo:margin-bottom="0.35cm"/>
      <style:text-properties fo:font-size="15pt" style:font-size-asian="15pt" style:font-size-complex="15pt"/>
    </style:style>
    <style:style style:name="ce4" style:family="table-cell">
      <loext:graphic-properties draw:textarea-vertical-align="top" style:writing-mode="lr-tb"/>
      <style:paragraph-properties fo:margin-top="0.42cm" fo:margin-bottom="0.35cm" fo:text-align="start"/>
      <style:text-properties fo:font-size="15pt" style:font-size-asian="15pt" style:font-size-complex="15pt"/>
    </style:style>
    <style:style style:name="ce5" style:family="table-cell">
      <loext:graphic-properties draw:textarea-vertical-align="middle" style:writing-mode="lr-tb"/>
      <style:paragraph-properties fo:margin-top="0.42cm" fo:margin-bottom="0.35cm" fo:text-align="start"/>
      <style:text-properties fo:font-size="15pt" style:font-size-asian="15pt" style:font-size-complex="15pt"/>
    </style:style>
    <style:style style:name="ce6" style:family="table-cell">
      <style:text-properties fo:font-size="18pt" style:font-size-asian="18pt" style:font-size-complex="18pt"/>
    </style:style>
    <style:style style:name="ce7" style:family="table-cell">
      <style:paragraph-properties fo:margin-top="0.42cm" fo:margin-bottom="0.35cm"/>
      <style:text-properties fo:font-size="18pt" style:font-size-asian="18pt" style:font-size-complex="18pt"/>
    </style:style>
    <style:style style:name="ce8" style:family="table-cell">
      <style:text-properties fo:font-size="15pt" style:font-size-asian="15pt" style:font-size-complex="15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top="0.42cm" fo:margin-bottom="0.35cm" fo:text-align="start"/>
    </style:style>
    <style:style style:name="P3" style:family="paragraph">
      <loext:graphic-properties draw:fill-color="#ffffff"/>
      <style:paragraph-properties fo:margin-top="0.42cm" fo:margin-bottom="0.35cm" fo:text-align="start"/>
      <style:text-properties fo:font-size="15pt" style:font-size-asian="15pt" style:font-size-complex="15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style:font-size-asian="12pt" style:font-size-complex="12pt"/>
    </style:style>
    <style:style style:name="P9" style:family="paragraph">
      <style:paragraph-properties fo:margin-top="0.42cm" fo:margin-bottom="0.35cm" fo:text-align="center" style:writing-mode="lr-tb"/>
    </style:style>
    <style:style style:name="P10" style:family="paragraph">
      <loext:graphic-properties draw:fill="none" draw:fill-color="#ffffff"/>
      <style:paragraph-properties fo:margin-top="0.42cm" fo:margin-bottom="0.35cm" fo:text-align="center"/>
      <style:text-properties fo:font-size="11pt" style:font-size-asian="11pt" style:font-size-complex="11pt"/>
    </style:style>
    <style:style style:name="P11" style:family="paragraph">
      <style:paragraph-properties fo:margin-top="0.42cm" fo:margin-bottom="0.35cm"/>
      <style:text-properties fo:font-size="15pt" style:font-size-asian="15pt" style:font-size-complex="15pt"/>
    </style:style>
    <style:style style:name="P12" style:family="paragraph">
      <style:paragraph-properties fo:margin-top="0.42cm" fo:margin-bottom="0.35cm" fo:text-align="start" style:writing-mode="lr-tb"/>
      <style:text-properties style:font-size-asian="15pt" style:font-size-complex="15pt"/>
    </style:style>
    <style:style style:name="P13" style:family="paragraph">
      <style:paragraph-properties fo:margin-top="0.42cm" fo:margin-bottom="0.35cm" fo:text-align="start" style:writing-mode="lr-tb"/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style:paragraph-properties fo:margin-left="0cm" fo:margin-right="0cm" fo:margin-top="0.42cm" fo:margin-bottom="0.35cm" fo:line-height="100%" fo:text-align="center" fo:text-indent="0cm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top="0.42cm" fo:margin-bottom="0.35cm"/>
      <style:text-properties fo:font-size="18pt" style:font-size-asian="18pt" style:font-size-complex="18pt"/>
    </style:style>
    <style:style style:name="P19" style:family="paragraph">
      <style:text-properties fo:font-size="15pt" style:font-size-asian="15pt" style:font-size-complex="15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What is MYSQL, how does it fit multi-model db </text:span><text:span text:style-name="T1">and brief about my selection</text:span></text:p>
          </draw:text-box>
        </draw:frame>
        <draw:frame presentation:style-name="pr2" draw:text-style-name="P3" draw:layer="layout" svg:width="25.199cm" svg:height="10.285cm" svg:x="1.27cm" svg:y="3.685cm" presentation:class="subtitle" presentation:user-transformed="true">
          <draw:text-box>
            <text:list text:style-name="L1">
              <text:list-item>
                <text:p text:style-name="P2"><text:span text:style-name="T2">As we know that MySQL is an </text:span><text:span text:style-name="T2">open-source relational database </text:span><text:span text:style-name="T2">management system (RDBMS) </text:span><text:span text:style-name="T2">that uses Structured Query </text:span><text:span text:style-name="T2">Language (SQL) to manage and </text:span><text:span text:style-name="T2">manipulate relational databases. </text:span><text:span text:style-name="T2">It is widely known for its high </text:span><text:span text:style-name="T2">performance, reliability, ease of </text:span><text:span text:style-name="T2">use, and strong data protection </text:span><text:span text:style-name="T2">mechanisms. MySQL is </text:span><text:span text:style-name="T2">developed, distributed, and </text:span><text:span text:style-name="T2">supported by Oracle </text:span><text:span text:style-name="T2">Corporation.</text:span></text:p>
              </text:list-item>
              <text:list-item>
                <text:p text:style-name="P2"><text:span text:style-name="T2">Traditionally, MySQL has been a </text:span><text:span text:style-name="T2">purely relational database. </text:span><text:span text:style-name="T2">However, with advancements in </text:span><text:span text:style-name="T2">its architecture, particularly from </text:span><text:span text:style-name="T2">version 5.7 onwards, MySQL </text:span><text:span text:style-name="T2">has embraced more of a multi-</text:span><text:span text:style-name="T2">model approach by introducing </text:span><text:span text:style-name="T2">features that extend its </text:span><text:span text:style-name="T2">capability beyond traditional </text:span><text:span text:style-name="T2">relational models like JSON </text:span><text:span text:style-name="T2">Data Type Support, NoSQL </text:span><text:span text:style-name="T2">Access via InnoDB and GIS </text:span><text:span text:style-name="T2">Data Handling.</text:span></text:p>
              </text:list-item>
              <text:list-item>
                <text:p text:style-name="P2"><text:span text:style-name="T2">But despite these features </text:span><text:span text:style-name="T2">MySQL is still primarily </text:span><text:span text:style-name="T2">considered a relational database </text:span><text:span text:style-name="T2">system. The integration of JSON </text:span><text:span text:style-name="T2">and NoSQL-like capabilities </text:span><text:span text:style-name="T2">does allow MySQL to serve a </text:span><text:span text:style-name="T2">broader range of applications </text:span><text:span text:style-name="T2">than traditional RDBMS </text:span><text:span text:style-name="T2">platforms, but it does not fully </text:span><text:span text:style-name="T2">operate as a native multi-model </text:span><text:span text:style-name="T2">database like some newer </text:span><text:span text:style-name="T2">databases designed specifically </text:span><text:span text:style-name="T2">for this purpose, such as </text:span><text:span text:style-name="T2">ArangoDB or OrientDB.</text:span></text:p>
              </text:list-item>
              <text:list-item>
                <text:p text:style-name="P2"><text:span text:style-name="T2">For this semester work I chose </text:span><text:span text:style-name="T2">MYSQL+Imdb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atic Analysis</text:p>
          </draw:text-box>
        </draw:frame>
        <draw:frame presentation:style-name="pr4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 text:style-name="P5"><text:span text:style-name="T2">How is the data model implemented?</text:span><text:span text:style-name="T2"><text:line-break/></text:span><text:span text:style-name="T2">Data Model Implementation – MySQL primarily supports the relational data model. It organizes data </text:span><text:span text:style-name="T2">into tables with rows and columns. Each table represents a different type of entity, and the </text:span><text:span text:style-name="T2">relationships between these entities are defined through foreign keys and normalization.</text:span></text:p>
              </text:list-item>
              <text:list-item>
                <text:p text:style-name="P5"><text:span text:style-name="T2">How can different models be linked and worked with?</text:span><text:span text:style-name="T2"><text:line-break/></text:span><text:span text:style-name="T2">One- Way Embedding : Similar to PostgreSQL, the embedding in MySQL is typically one-way. While </text:span><text:span text:style-name="T2">you can store JSON directly within an SQL environment (embedded JSON in a relational model), </text:span><text:span text:style-name="T2">MySQL does not support embedding relational data structures directly into JSON or XML in the same </text:span><text:span text:style-name="T2">way that a document database might allow. The relational data has to be serialized into a JSON or </text:span><text:span text:style-name="T2">XML format before it can be stored in a JSON or XML column.</text:span></text:p>
              </text:list-item>
              <text:list-item>
                <text:p text:style-name="P5"><text:span text:style-name="T3">Indexing on JSON Attributes in MySQL ?</text:span><text:span text:style-name="T3"><text:line-break/></text:span><text:span text:style-name="T3">MySQL supports indexing on attributes within JSON documents, which enhances performance when </text:span><text:span text:style-name="T3">querying JSON data.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layer="layout" svg:width="25.399cm" svg:height="13.111cm" svg:x="1.27cm" svg:y="1.9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5">SQL Construct</text:span></text:p>
              </table:table-cell>
              <table:table-cell>
                <text:p text:style-name="P7"><text:span text:style-name="T5">Relational</text:span></text:p>
              </table:table-cell>
              <table:table-cell>
                <text:p text:style-name="P7"><text:span text:style-name="T5">Document (JSON)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5">Projection</text:span></text:p>
              </table:table-cell>
              <table:table-cell>
                <text:p text:style-name="P7"><text:span text:style-name="T5">SELECT</text:span></text:p>
              </table:table-cell>
              <table:table-cell>
                <text:p text:style-name="P7"><text:span text:style-name="T5">SELECT JSON_EXTRACT(json_col, '$.key'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5">Source</text:span></text:p>
              </table:table-cell>
              <table:table-cell>
                <text:p text:style-name="P7"><text:span text:style-name="T5"/></text:p>
                <text:p text:style-name="P7"><text:span text:style-name="T5">FROM table_name</text:span></text:p>
                <text:p text:style-name="P7"><text:span text:style-name="T5"/></text:p>
              </table:table-cell>
              <table:table-cell>
                <text:p text:style-name="P7"><text:span text:style-name="T5"/></text:p>
                <text:p text:style-name="P7"><text:span text:style-name="T5">FROM table_name</text:span></text:p>
                <text:p text:style-name="P7"><text:span text:style-name="T5"/></text:p>
              </table:table-cell>
            </table:table-row>
            <table:table-row table:style-name="ro4" table:default-cell-style-name="ce2">
              <table:table-cell>
                <text:p text:style-name="P8"><text:span text:style-name="T5">Selection</text:span></text:p>
              </table:table-cell>
              <table:table-cell>
                <text:p text:style-name="P7"><text:span text:style-name="T5">Where</text:span></text:p>
              </table:table-cell>
              <table:table-cell>
                <text:p text:style-name="P7"><text:span text:style-name="T5">WHERE JSON_EXTRACT(json_col, '$.key') = 'value'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5">Aggregation</text:span></text:p>
              </table:table-cell>
              <table:table-cell>
                <text:p text:style-name="P7"><text:span text:style-name="T5">GROUP BY, HAVING</text:span></text:p>
              </table:table-cell>
              <table:table-cell>
                <text:p text:style-name="P7"><text:span text:style-name="T5">Same as relational, but extracting JSON fields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5">Join</text:span></text:p>
              </table:table-cell>
              <table:table-cell>
                <text:p text:style-name="P7"><text:span text:style-name="T5"/></text:p>
                <text:p text:style-name="P7"><text:span text:style-name="T5">JOIN</text:span></text:p>
                <text:p text:style-name="P7"><text:span text:style-name="T5"/></text:p>
              </table:table-cell>
              <table:table-cell>
                <text:p text:style-name="P7"><text:span text:style-name="T5">JOIN on JSON fields using JSON_EXTRACT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5">Graph Traversal</text:span></text:p>
              </table:table-cell>
              <table:table-cell>
                <text:p text:style-name="P7"><text:span text:style-name="T5">Not directly supported</text:span></text:p>
              </table:table-cell>
              <table:table-cell>
                <text:p text:style-name="P7"><text:span text:style-name="T5">Not directly supported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5">Unlimited Traversal</text:span></text:p>
              </table:table-cell>
              <table:table-cell>
                <text:p text:style-name="P7"><text:span text:style-name="T5">WITH RECURSIVE</text:span></text:p>
              </table:table-cell>
              <table:table-cell>
                <text:p text:style-name="P7"><text:span text:style-name="T5"/></text:p>
                <text:p text:style-name="P7"><text:span text:style-name="T5">Not applicable</text:span></text:p>
                <text:p text:style-name="P7"><text:span text:style-name="T5"/></text:p>
              </table:table-cell>
            </table:table-row>
            <table:table-row table:style-name="ro6" table:default-cell-style-name="ce2">
              <table:table-cell>
                <text:p text:style-name="P8"><text:span text:style-name="T5">Optional</text:span></text:p>
              </table:table-cell>
              <table:table-cell>
                <text:p text:style-name="P7"><text:span text:style-name="T5">OUTER JOIN</text:span></text:p>
              </table:table-cell>
              <table:table-cell>
                <text:p text:style-name="P7"><text:span text:style-name="T5">Same as relationa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1.59cm" svg:height="1.653cm" svg:x="3.175cm" svg:y="0.557cm">
          <draw:text-box>
            <text:p text:style-name="P9"><text:span text:style-name="T2">Querying Different Models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layer="layout" svg:width="26.668cm" svg:height="11.403cm" svg:x="0.584cm" svg:y="3.10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7" table:default-cell-style-name="ce3">
              <table:table-cell>
                <text:p text:style-name="P11"><text:span text:style-name="T2">Union</text:span></text:p>
              </table:table-cell>
              <table:table-cell>
                <text:p text:style-name="P11"><text:span text:style-name="T2">UNION</text:span></text:p>
              </table:table-cell>
              <table:table-cell>
                <text:p text:style-name="P11"><text:span text:style-name="T2">Same as relational</text:span></text:p>
              </table:table-cell>
            </table:table-row>
            <table:table-row table:style-name="ro8" table:default-cell-style-name="ce4">
              <table:table-cell>
                <text:p text:style-name="P12"><text:span text:style-name="T2">Intersection</text:span></text:p>
              </table:table-cell>
              <table:table-cell>
                <text:p text:style-name="P13"><text:span text:style-name="T2">INTERSECT</text:span></text:p>
              </table:table-cell>
              <table:table-cell>
                <text:p text:style-name="P13"><text:span text:style-name="T2">INTERSECT operation, you can use INNER JOIN, WHERE EXISTS, or subqueries with IN.</text:span></text:p>
              </table:table-cell>
            </table:table-row>
            <table:table-row table:style-name="ro8" table:default-cell-style-name="ce4">
              <table:table-cell>
                <text:p text:style-name="P12"><text:span text:style-name="T2">Difference</text:span></text:p>
              </table:table-cell>
              <table:table-cell>
                <text:p text:style-name="P13"><text:span text:style-name="T2">EXCEPT</text:span></text:p>
              </table:table-cell>
              <table:table-cell>
                <text:p text:style-name="P13"><text:span text:style-name="T2">EXCEPT operation, you can use a combination of LEFT JOIN and IS NULL or use WHERE NOT EXISTS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2">Sorting</text:span></text:p>
              </table:table-cell>
              <table:table-cell>
                <text:p text:style-name="P13"><text:span text:style-name="T2">ORDER BY</text:span></text:p>
              </table:table-cell>
              <table:table-cell>
                <text:p text:style-name="P13"><text:span text:style-name="T2">ORDER BY JSON_EXTRACT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2">Skipping</text:span></text:p>
              </table:table-cell>
              <table:table-cell>
                <text:p text:style-name="P13"><text:span text:style-name="T2">OFFSET</text:span></text:p>
              </table:table-cell>
              <table:table-cell>
                <text:p text:style-name="P13"><text:span text:style-name="T2">Same as relational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2">Limitation</text:span></text:p>
              </table:table-cell>
              <table:table-cell>
                <text:p text:style-name="P13"><text:span text:style-name="T2">LIMIT</text:span></text:p>
              </table:table-cell>
              <table:table-cell>
                <text:p text:style-name="P13"><text:span text:style-name="T2">Same as relational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2">Distinct</text:span></text:p>
              </table:table-cell>
              <table:table-cell>
                <text:p text:style-name="P13"><text:span text:style-name="T2">DISTINCT</text:span></text:p>
              </table:table-cell>
              <table:table-cell>
                <text:p text:style-name="P13"><text:span text:style-name="T2">Same as relational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2">Aliasing</text:span></text:p>
              </table:table-cell>
              <table:table-cell table:style-name="ce5">
                <text:p text:style-name="P13"><text:span text:style-name="T2">AS</text:span></text:p>
              </table:table-cell>
              <table:table-cell>
                <text:p text:style-name="P13"><text:span text:style-name="T2">Same as relational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2">Nesting</text:span></text:p>
              </table:table-cell>
              <table:table-cell>
                <text:p text:style-name="P13"><text:span text:style-name="T2">Nested SELECT</text:span></text:p>
              </table:table-cell>
              <table:table-cell>
                <text:p text:style-name="P13"><text:span text:style-name="T2">Nested SELECT with JSON fields</text:span></text:p>
              </table:table-cell>
            </table:table-row>
            <table:table-row table:style-name="ro9" table:default-cell-style-name="ce4">
              <table:table-cell>
                <text:p text:style-name="P12"><text:span text:style-name="T2">MapReduce</text:span></text:p>
              </table:table-cell>
              <table:table-cell>
                <text:p text:style-name="P13"><text:span text:style-name="T2">aggregations using SQL GROUP BY</text:span></text:p>
                <text:p text:style-name="P13"><text:span text:style-name="T2"/></text:p>
              </table:table-cell>
              <table:table-cell>
                <text:p text:style-name="P13"><text:span text:style-name="T2">aggregations using SQL GROUP BY</text:span></text:p>
                <text:p text:style-name="P13"><text:span text:style-name="T2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71cm" svg:y="1.27cm" presentation:class="title" presentation:user-transformed="true">
          <draw:text-box>
            <text:p>SQL Queries </text:p>
          </draw:text-box>
        </draw:frame>
        <draw:frame draw:style-name="gr4" draw:text-style-name="P14" draw:layer="layout" svg:width="24.765cm" svg:height="9.525cm" svg:x="1.905cm" svg:y="4.445cm">
          <draw:text-box>
            <text:list text:style-name="L1">
              <text:list-item>
                <text:p text:style-name="P5"><text:span text:style-name="T2">Selection, Projection, Source of data</text:span></text:p>
              </text:list-item>
              <text:list-item>
                <text:p text:style-name="P5"><text:span text:style-name="T2">Aggregation</text:span></text:p>
              </text:list-item>
              <text:list-item>
                <text:p text:style-name="P5"><text:span text:style-name="T2">Join</text:span></text:p>
              </text:list-item>
              <text:list-item>
                <text:p text:style-name="P5"><text:span text:style-name="T2">Set operations</text:span></text:p>
              </text:list-item>
              <text:list-item>
                <text:p text:style-name="P5"><text:span text:style-name="T2">Sorting</text:span></text:p>
              </text:list-item>
              <text:list-item>
                <text:p text:style-name="P5"><text:span text:style-name="T2">Distinct</text:span></text:p>
              </text:list-item>
              <text:list-item>
                <text:p text:style-name="P5"><text:span text:style-name="T2">Map Reduc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7">Selection, Projection, Source of data</text:span></text:p>
          </draw:text-box>
        </draw:frame>
        <draw:frame presentation:style-name="pr4" draw:layer="layout" svg:width="26.67cm" svg:height="12.065cm" svg:x="0.635cm" svg:y="2.54cm" presentation:class="outline" presentation:user-transformed="true">
          <draw:text-box>
            <text:list text:style-name="L2">
              <text:list-item>
                <text:p text:style-name="P5"><text:span text:style-name="T6">Filtering on non Indexed column, exact match:</text:span><text:span text:style-name="T6"><text:line-break/></text:span><text:span text:style-name="T6">Relational : SELECT * FROM imdb_data WHERE primaryTitle = 'Carmencita';</text:span><text:span text:style-name="T6"><text:line-break/></text:span><text:span text:style-name="T6">JSON : SELECT * FROM imdb_json_data WHERE JSON_UNQUOTE(JSON_EXTRACT(json_data, '$.primaryTitle')) = 'Carmencita';</text:span></text:p>
              </text:list-item>
              <text:list-item>
                <text:p text:style-name="P5"><text:span text:style-name="T6">Filtering on nonIndexed Column, Range Query:</text:span><text:span text:style-name="T6"><text:line-break/></text:span><text:span text:style-name="T6">SELECT * FROM imdb_data WHERE runtimeMinutes BETWEEN 1 AND 10;</text:span><text:span text:style-name="T6"><text:line-break/></text:span><text:span text:style-name="T6">SELECT * FROM imdb_json_data WHERE JSON_EXTRACT(json_data, '$.runtimeMinutes') BETWEEN 1 AND 10;</text:span></text:p>
              </text:list-item>
              <text:list-item>
                <text:p text:style-name="P5"><text:span text:style-name="T6">Filtering on Indexed Column, Exact Match:</text:span><text:span text:style-name="T6"><text:line-break/></text:span><text:span text:style-name="T6">SELECT * FROM imdb_data WHERE startYear = 1894;</text:span><text:span text:style-name="T6"><text:line-break/></text:span><text:span text:style-name="T6">SELECT * FROM imdb_json_data WHERE JSON_UNQUOTE(JSON_EXTRACT(json_data, '$.startYear')) = '1894';</text:span></text:p>
              </text:list-item>
              <text:list-item>
                <text:p text:style-name="P5"><text:span text:style-name="T6">Filtering on indexed column, range query:</text:span><text:span text:style-name="T6"><text:line-break/></text:span><text:span text:style-name="T6">SELECT * FROM imdb_data WHERE startYear BETWEEN 1890 AND 1900;</text:span><text:span text:style-name="T6"><text:line-break/></text:span><text:span text:style-name="T6">SELECT * FROM imdb_json_data WHERE JSON_UNQUOTE(JSON_EXTRACT(json_data, '$.startYear')) BETWEEN '1890' AND '1900';</text:span></text:p>
              </text:list-item>
              <text:list-item>
                <text:p text:style-name="P5"><text:span text:style-name="T6"><text:s/></text:span><text:span text:style-name="T6">Aggregation Function COUNT:</text:span><text:span text:style-name="T6"><text:line-break/></text:span><text:span text:style-name="T6">SELECT startYear, COUNT(*) AS titlesCount FROM imdb_data GROUP BY startYear;</text:span><text:span text:style-name="T6"><text:line-break/></text:span><text:span text:style-name="T6">SELECT JSON_EXTRACT(json_data, '$.startYear') AS Year, COUNT(*) AS Count FROM imdb_json_data GROUP BY JSON_EXTRACT(json_data, </text:span><text:span text:style-name="T6">'$.startYear');</text:span></text:p>
              </text:list-item>
              <text:list-item>
                <text:p text:style-name="P5"><text:span text:style-name="T6">aggregate function MAX:</text:span><text:span text:style-name="T6"><text:line-break/></text:span><text:span text:style-name="T6">SELECT genres, MAX(runtimeMinutes) AS maxRuntime FROM imdb_data GROUP BY genres;</text:span><text:span text:style-name="T6"><text:line-break/></text:span><text:span text:style-name="T6">SELECT JSON_EXTRACT(json_data, '$.genres') AS Genre, MAX(CAST(JSON_EXTRACT(json_data, '$.runtimeMinutes') AS UNSIGNED)) AS MaxRuntime </text:span><text:span text:style-name="T6">FROM imdb_json_data GROUP BY JSON_EXTRACT(json_data, '$.genres');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4.605cm" svg:x="1.27cm" svg:y="0.635cm" presentation:class="outline" presentation:user-transformed="true">
          <draw:text-box>
            <text:list text:style-name="L2">
              <text:list-item>
                <text:p text:style-name="P5"><text:span text:style-name="T8">Joining <text:s/>where two entities are connected by non-indexed columns:</text:span><text:span text:style-name="T8"><text:line-break/></text:span><text:span text:style-name="T6">SELECT a.tconst, a.primaryTitle, b.primaryTitle AS relatedTitle FROM imdb_data a JOIN imdb_data b ON a.tconst = b.tconst WHERE a.primaryTitle != </text:span><text:span text:style-name="T6">b.primaryTitle;</text:span><text:span text:style-name="T6"><text:line-break/></text:span><text:span text:style-name="T6">SELECT a.json_data-&gt;&gt;'$.primaryTitle' AS TitleA, b.json_data-&gt;&gt;'$.primaryTitle' AS TitleB FROM imdb_json_data a, imdb_json_data b WHERE a.json_data-</text:span><text:span text:style-name="T6">&gt;&gt;'$.tconst' = b.json_data-&gt;&gt;'$.tconst' AND a.json_data-&gt;&gt;'$.primaryTitle' != b.json_data→&gt;'$.primaryTitle';</text:span></text:p>
              </text:list-item>
              <text:list-item>
                <text:p text:style-name="P5"><text:span text:style-name="T8"><text:s/></text:span><text:span text:style-name="T8">Joining/Traversal Over Indexed Column:</text:span><text:span text:style-name="T8"><text:line-break/></text:span><text:span text:style-name="T6">SELECT a.tconst, a.primaryTitle, b.primaryTitle AS relatedTitle FROM imdb_data a JOIN imdb_data b ON a.tconst = b.tconst WHERE a.primaryTitle != </text:span><text:span text:style-name="T6">b.primaryTitle;</text:span><text:span text:style-name="T6"><text:line-break/></text:span><text:span text:style-name="T6">SELECT a.json_data-&gt;&gt;'$.primaryTitle' AS TitleA, b.json_data-&gt;&gt;'$.primaryTitle' AS TitleB FROM imdb_json_data a, imdb_json_data b WHERE a.json_data-</text:span><text:span text:style-name="T6">&gt;&gt;'$.tconst' = b.json_data-&gt;&gt;'$.tconst' AND a.json_data-&gt;&gt;'$.primaryTitle' != b.json_data→&gt;'$.primaryTitle';</text:span></text:p>
              </text:list-item>
              <text:list-item>
                <text:p text:style-name="P17"><text:span text:style-name="T6">Complex join involving multiple JOINS:</text:span><text:span text:style-name="T6"><text:line-break/></text:span><text:span text:style-name="T6">SELECT a.tconst AS OriginalTconst, a.primaryTitle AS OriginalTitle, a.startYear AS OriginalYear, b.tconst AS LatestTconst, b.primaryTitle AS LatestTitle, </text:span><text:span text:style-name="T6">b.startYear AS LatestYear FROM imdb_data a JOIN imdb_data b ON a.primaryTitle = b.primaryTitle AND a.tconst &lt;&gt; b.tconst WHERE a.startYear &lt; </text:span><text:span text:style-name="T6">b.startYear ORDER BY a.primaryTitle, a.startYear;</text:span><text:span text:style-name="T6"><text:line-break/></text:span><text:span text:style-name="T6">SELECT JSON_UNQUOTE(JSON_EXTRACT(a.json_data, '$.primaryTitle')) AS TitleA, JSON_UNQUOTE(JSON_EXTRACT(a.json_data, '$.startYear')) AS </text:span><text:span text:style-name="T6">YearA, JSON_UNQUOTE(JSON_EXTRACT(b.json_data, '$.primaryTitle')) AS TitleB, JSON_UNQUOTE(JSON_EXTRACT(b.json_data, '$.startYear')) AS </text:span><text:span text:style-name="T6">YearB FROM imdb_json_data a JOIN imdb_json_data b ON JSON_UNQUOTE(JSON_EXTRACT(a.json_data, '$.primaryTitle')) = </text:span><text:span text:style-name="T6">JSON_UNQUOTE(JSON_EXTRACT(b.json_data, '$.primaryTitle')) AND JSON_UNQUOTE(JSON_EXTRACT(a.json_data, '$.tconst')) &lt;&gt; </text:span><text:span text:style-name="T6">JSON_UNQUOTE(JSON_EXTRACT(b.json_data, '$.tconst')) AND JSON_UNQUOTE(JSON_EXTRACT(a.json_data, '$.startYear')) &lt; </text:span><text:span text:style-name="T6">JSON_UNQUOTE(JSON_EXTRACT(b.json_data, '$.startYear')) ORDER BY JSON_UNQUOTE(JSON_EXTRACT(a.json_data, '$.primaryTitle')), </text:span><text:span text:style-name="T6">JSON_UNQUOTE(JSON_EXTRACT(a.json_data, '$.startYear'));</text:span></text:p>
              </text:list-item>
              <text:list-item>
                <text:p text:style-name="P5"><text:span text:style-name="T6">Recursive query: Not applicable and its breaking for relational model as our data is quite large.</text:span></text:p>
              </text:list-item>
              <text:list-item>
                <text:p text:style-name="P5"><text:span text:style-name="T6">Optional traversal:</text:span><text:span text:style-name="T6"><text:line-break/></text:span><text:span text:style-name="T6">SELECT a.tconst, a.primaryTitle, IFNULL(b.primaryTitle, 'No related title') AS relatedTitle FROM imdb_data a LEFT JOIN imdb_data b ON a.tconst = b.tconst </text:span><text:span text:style-name="T6">AND a.startYear != b.startYear WHERE a.startYear = 1894;</text:span><text:span text:style-name="T6"><text:line-break/></text:span><text:span text:style-name="T6">SELECT JSON_UNQUOTE(a.json_data-&gt;'$.primaryTitle') AS TitleA, IFNULL(JSON_UNQUOTE(b.json_data-&gt;'$.primaryTitle'), 'No related title') AS TitleB </text:span><text:span text:style-name="T6">FROM imdb_json_data a LEFT JOIN imdb_json_data b ON JSON_EXTRACT(a.json_data, '$.tconst') = JSON_EXTRACT(b.json_data, '$.tconst') AND </text:span><text:span text:style-name="T6">JSON_EXTRACT(a.json_data, '$.startYear') != JSON_EXTRACT(b.json_data, '$.startYear') WHERE JSON_UNQUOTE(a.json_data-&gt;'$.startYear') = '1894';</text:span></text:p>
              </text:list-item>
              <text:list-item>
                <text:p text:style-name="P5"><text:span text:style-name="T6">Union Operation:</text:span><text:span text:style-name="T6"><text:line-break/></text:span><text:span text:style-name="T6">(SELECT primaryTitle FROM imdb_data WHERE startYear = 1894) UNION (SELECT primaryTitle FROM imdb_data WHERE startYear = 1892);</text:span><text:span text:style-name="T6"><text:line-break/></text:span><text:span text:style-name="T6">(SELECT json_data-&gt;&gt;'$.primaryTitle' AS Title FROM imdb_json_data WHERE JSON_UNQUOTE(json_data-&gt;'$.startYear') = '1894') UNION (SELECT </text:span><text:span text:style-name="T6">json_data-&gt;&gt;'$.primaryTitle' FROM imdb_json_data WHERE JSON_UNQUOTE(json_data-&gt;'$.startYear') = '1892'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1.549cm" svg:x="1.27cm" svg:y="1.27cm" presentation:class="outline" presentation:user-transformed="true">
          <draw:text-box>
            <text:list text:style-name="L2">
              <text:list-item>
                <text:p text:style-name="P5"><text:span text:style-name="T6">Intersection:</text:span><text:span text:style-name="T6"><text:line-break/></text:span><text:span text:style-name="T6">SELECT DISTINCT a.primaryTitle FROM imdb_data a JOIN imdb_data b ON a.primaryTitle = b.primaryTitle WHERE a.startYear = 1894 AND b.startYear = </text:span><text:span text:style-name="T6">1892;</text:span><text:span text:style-name="T6"><text:line-break/></text:span><text:span text:style-name="T6">SELECT DISTINCT a.json_data-&gt;&gt;'$.primaryTitle' FROM imdb_json_data a WHERE JSON_UNQUOTE(a.json_data-&gt;'$.startYear') = '1894' AND a.json_data-</text:span><text:span text:style-name="T6">&gt;&gt;'$.primaryTitle' IN ( SELECT b.json_data-&gt;&gt;'$.primaryTitle' FROM imdb_json_data b WHERE JSON_UNQUOTE(b.json_data-&gt;'$.startYear') = '1892' );</text:span></text:p>
              </text:list-item>
              <text:list-item>
                <text:p text:style-name="P5"><text:span text:style-name="T6">Difference:</text:span><text:span text:style-name="T6"><text:line-break/></text:span><text:span text:style-name="T6">SELECT primaryTitle FROM imdb_data WHERE startYear = 1894 AND primaryTitle NOT IN (SELECT primaryTitle FROM imdb_data WHERE startYear = </text:span><text:span text:style-name="T6">1892);</text:span><text:span text:style-name="T6"><text:line-break/></text:span><text:span text:style-name="T6">SELECT json_data-&gt;&gt;'$.primaryTitle' FROM imdb_json_data WHERE JSON_UNQUOTE(json_data-&gt;'$.startYear') = '1894' AND json_data-&gt;&gt;'$.primaryTitle' </text:span><text:span text:style-name="T6">NOT IN (SELECT json_data-&gt;&gt;'$.primaryTitle' FROM imdb_json_data WHERE JSON_UNQUOTE(json_data-&gt;'$.startYear') = '1892');</text:span></text:p>
              </text:list-item>
              <text:list-item>
                <text:p text:style-name="P5"><text:span text:style-name="T6">Sorting over non-indexed column:</text:span><text:span text:style-name="T6"><text:line-break/></text:span><text:span text:style-name="T6">SELECT * FROM imdb_data ORDER BY runtimeMinutes DESC;</text:span><text:span text:style-name="T6"><text:line-break/></text:span><text:span text:style-name="T6">SELECT * FROM imdb_json_data ORDER BY CAST(json_data-&gt;&gt;'$.runtimeMinutes' AS UNSIGNED) DESC;</text:span></text:p>
              </text:list-item>
              <text:list-item>
                <text:p text:style-name="P5"><text:span text:style-name="T6"><text:s/></text:span><text:span text:style-name="T6">Sorting Over Nonindexed Column:</text:span><text:span text:style-name="T6"><text:line-break/></text:span><text:span text:style-name="T6">SELECT * FROM imdb_data ORDER BY runtimeMinutes DESC;</text:span><text:span text:style-name="T6"><text:line-break/></text:span><text:span text:style-name="T6">SELECT * FROM imdb_json_data ORDER BY CAST(json_data-&gt;&gt;'$.runtimeMinutes' AS UNSIGNED) DESC;</text:span></text:p>
              </text:list-item>
              <text:list-item>
                <text:p text:style-name="P5"><text:span text:style-name="T6">Distinct:</text:span><text:span text:style-name="T6"><text:line-break/></text:span><text:span text:style-name="T6">SELECT DISTINCT genres FROM imdb_data;</text:span><text:span text:style-name="T6"><text:line-break/></text:span><text:span text:style-name="T6">SELECT DISTINCT JSON_UNQUOTE(json_data-&gt;'$.genres') FROM imdb_json_data;</text:span></text:p>
              </text:list-item>
              <text:list-item>
                <text:p text:style-name="P5"><text:span text:style-name="T6">Map Reduce:</text:span><text:span text:style-name="T6"><text:line-break/></text:span><text:span text:style-name="T6">SELECT genres, COUNT(*) AS titlesCount, MAX(runtimeMinutes) AS maxRuntime FROM imdb_data GROUP BY genres;</text:span><text:span text:style-name="T6"><text:line-break/></text:span><text:span text:style-name="T6">SELECT JSON_EXTRACT(json_data, '$.genres') AS Genre, COUNT(*) AS Count, MAX(CAST(JSON_EXTRACT(json_data, '$.runtimeMinutes') AS </text:span><text:span text:style-name="T6">UNSIGNED)) AS MaxRuntime FROM imdb_json_data GROUP BY JSON_EXTRACT(json_data, '$.genres');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26.033cm" svg:height="13.968cm" svg:x="1.111cm" svg:y="1.296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10" table:default-cell-style-name="ce7">
              <table:table-cell table:style-name="ce6">
                <text:p text:style-name="P16">Operation</text:p>
              </table:table-cell>
              <table:table-cell>
                <text:p text:style-name="P18">Relational </text:p>
              </table:table-cell>
              <table:table-cell>
                <text:p text:style-name="P18">Document (JSON)</text:p>
              </table:table-cell>
            </table:table-row>
            <table:table-row table:style-name="ro10" table:default-cell-style-name="ce7">
              <table:table-cell>
                <text:p text:style-name="P18">Filtering on nonIndexed column, exact match</text:p>
              </table:table-cell>
              <table:table-cell table:style-name="ce6">
                <text:p text:style-name="P16">0.00227</text:p>
              </table:table-cell>
              <table:table-cell>
                <text:p text:style-name="P18">0.00574</text:p>
              </table:table-cell>
            </table:table-row>
            <table:table-row table:style-name="ro10" table:default-cell-style-name="ce7">
              <table:table-cell>
                <text:p text:style-name="P18">Filtering on nonIndexed column, range query</text:p>
              </table:table-cell>
              <table:table-cell table:style-name="ce6">
                <text:p text:style-name="P16">0.00316</text:p>
              </table:table-cell>
              <table:table-cell>
                <text:p text:style-name="P18">0.00991</text:p>
              </table:table-cell>
            </table:table-row>
            <table:table-row table:style-name="ro10" table:default-cell-style-name="ce7">
              <table:table-cell>
                <text:p text:style-name="P18">Filtering on indexed column, exact match</text:p>
              </table:table-cell>
              <table:table-cell table:style-name="ce6">
                <text:p text:style-name="P16">0.00229</text:p>
              </table:table-cell>
              <table:table-cell>
                <text:p text:style-name="P18">0.00492</text:p>
              </table:table-cell>
            </table:table-row>
            <table:table-row table:style-name="ro10" table:default-cell-style-name="ce7">
              <table:table-cell>
                <text:p text:style-name="P18">Filtering on indexed column, range query</text:p>
              </table:table-cell>
              <table:table-cell table:style-name="ce6">
                <text:p text:style-name="P16">0.00188</text:p>
              </table:table-cell>
              <table:table-cell>
                <text:p text:style-name="P18">0.00529</text:p>
              </table:table-cell>
            </table:table-row>
            <table:table-row table:style-name="ro10" table:default-cell-style-name="ce7">
              <table:table-cell>
                <text:p text:style-name="P18">Use aggregation function COUNT</text:p>
              </table:table-cell>
              <table:table-cell table:style-name="ce6">
                <text:p text:style-name="P16">0.00029</text:p>
              </table:table-cell>
              <table:table-cell>
                <text:p text:style-name="P18">0.05372</text:p>
              </table:table-cell>
            </table:table-row>
            <table:table-row table:style-name="ro11" table:default-cell-style-name="ce7">
              <table:table-cell>
                <text:p text:style-name="P18">Use aggregation function MAX</text:p>
              </table:table-cell>
              <table:table-cell table:style-name="ce6">
                <text:p text:style-name="P16">0.01985</text:p>
              </table:table-cell>
              <table:table-cell>
                <text:p text:style-name="P18">0.0765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layer="layout" svg:width="25.269cm" svg:height="13.968cm" svg:x="1.4cm" svg:y="1.27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12" table:default-cell-style-name="ce3">
              <table:table-cell>
                <text:p text:style-name="P11">Joining / traversal where two entities are connected by non-indexed columns</text:p>
              </table:table-cell>
              <table:table-cell table:style-name="ce8">
                <text:p text:style-name="P19">0.01912</text:p>
              </table:table-cell>
              <table:table-cell>
                <text:p text:style-name="P11">0.00112</text:p>
              </table:table-cell>
            </table:table-row>
            <table:table-row table:style-name="ro13" table:default-cell-style-name="ce3">
              <table:table-cell>
                <text:p text:style-name="P11">Joining / traversal over indexed column (two entities)</text:p>
              </table:table-cell>
              <table:table-cell>
                <text:p text:style-name="P11">0.02114</text:p>
              </table:table-cell>
              <table:table-cell>
                <text:p text:style-name="P11">0.01571</text:p>
              </table:table-cell>
            </table:table-row>
            <table:table-row table:style-name="ro14" table:default-cell-style-name="ce3">
              <table:table-cell>
                <text:p text:style-name="P11">Complex join involving multiple JOINS, e.g., over 5+ tables or graph traversal</text:p>
              </table:table-cell>
              <table:table-cell>
                <text:p text:style-name="P11">0.97350</text:p>
              </table:table-cell>
              <table:table-cell>
                <text:p text:style-name="P11">0.19704</text:p>
              </table:table-cell>
            </table:table-row>
            <table:table-row table:style-name="ro13" table:default-cell-style-name="ce8">
              <table:table-cell table:style-name="ce3">
                <text:p text:style-name="P11">Recursive query</text:p>
              </table:table-cell>
              <table:table-cell>
                <text:p text:style-name="P19">Breaking</text:p>
              </table:table-cell>
              <table:table-cell>
                <text:p text:style-name="P19">Not applicable</text:p>
              </table:table-cell>
            </table:table-row>
            <table:table-row table:style-name="ro13" table:default-cell-style-name="ce3">
              <table:table-cell>
                <text:p text:style-name="P11">Optional traversal </text:p>
              </table:table-cell>
              <table:table-cell>
                <text:p text:style-name="P11">0.03923</text:p>
              </table:table-cell>
              <table:table-cell table:style-name="ce8">
                <text:p text:style-name="P19"><text:span text:style-name="T2">0.01571</text:span></text:p>
              </table:table-cell>
            </table:table-row>
            <table:table-row table:style-name="ro15" table:default-cell-style-name="ce3">
              <table:table-cell>
                <text:p text:style-name="P11">Union</text:p>
              </table:table-cell>
              <table:table-cell table:style-name="ce8">
                <text:p text:style-name="P19">0.00262</text:p>
              </table:table-cell>
              <table:table-cell>
                <text:p text:style-name="P11">0.01693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layer="layout" svg:width="25.269cm" svg:height="14.603cm" svg:x="1.4cm" svg:y="0.635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6" table:default-cell-style-name="ce7">
              <table:table-cell>
                <text:p text:style-name="P18">Intersection</text:p>
              </table:table-cell>
              <table:table-cell table:style-name="ce6">
                <text:p text:style-name="P16">0.00282</text:p>
              </table:table-cell>
              <table:table-cell>
                <text:p text:style-name="P18">0.01817</text:p>
              </table:table-cell>
            </table:table-row>
            <table:table-row table:style-name="ro16" table:default-cell-style-name="ce7">
              <table:table-cell>
                <text:p text:style-name="P18">Difference</text:p>
              </table:table-cell>
              <table:table-cell table:style-name="ce6">
                <text:p text:style-name="P16">0.15665</text:p>
              </table:table-cell>
              <table:table-cell>
                <text:p text:style-name="P18">0.98114</text:p>
              </table:table-cell>
            </table:table-row>
            <table:table-row table:style-name="ro16" table:default-cell-style-name="ce7">
              <table:table-cell>
                <text:p text:style-name="P18">Sorting over nonindexed column</text:p>
              </table:table-cell>
              <table:table-cell table:style-name="ce6">
                <text:p text:style-name="P16">0.07747</text:p>
              </table:table-cell>
              <table:table-cell>
                <text:p text:style-name="P18">0.16140</text:p>
              </table:table-cell>
            </table:table-row>
            <table:table-row table:style-name="ro16" table:default-cell-style-name="ce7">
              <table:table-cell>
                <text:p text:style-name="P18">Sorting over indexed column</text:p>
              </table:table-cell>
              <table:table-cell table:style-name="ce6">
                <text:p text:style-name="P16">0.07753</text:p>
              </table:table-cell>
              <table:table-cell>
                <text:p text:style-name="P18">0.23271</text:p>
              </table:table-cell>
            </table:table-row>
            <table:table-row table:style-name="ro16" table:default-cell-style-name="ce7">
              <table:table-cell>
                <text:p text:style-name="P18">Apply distinct</text:p>
              </table:table-cell>
              <table:table-cell table:style-name="ce6">
                <text:p text:style-name="P16">0.00002</text:p>
              </table:table-cell>
              <table:table-cell>
                <text:p text:style-name="P18">0.00834</text:p>
              </table:table-cell>
            </table:table-row>
            <table:table-row table:style-name="ro17" table:default-cell-style-name="ce6">
              <table:table-cell table:style-name="ce7">
                <text:p text:style-name="P18">MapReduce </text:p>
              </table:table-cell>
              <table:table-cell>
                <text:p text:style-name="P16"><text:span text:style-name="T7">0.02065</text:span></text:p>
              </table:table-cell>
              <table:table-cell>
                <text:p text:style-name="P16"><text:span text:style-name="T7">0.07709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><text:span text:style-name="T9">Docker deployment and additional info regarding setup and startup</text:span></text:p>
          </draw:text-box>
        </draw:frame>
        <draw:frame presentation:style-name="pr4" draw:text-style-name="P21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 text:style-name="P5"><text:span text:style-name="T2">I am using docker compose for my deployment which can be init using the sudo docker-compose up --</text:span><text:span text:style-name="T2">build command in the terminal. </text:span></text:p>
              </text:list-item>
              <text:list-item>
                <text:p text:style-name="P5"><text:span text:style-name="T2">I wrote several python scripts for build and test automation which helped me streamlined the process </text:span><text:span text:style-name="T2">even further.</text:span></text:p>
              </text:list-item>
              <text:list-item>
                <text:p text:style-name="P5"><text:span text:style-name="T2">Script.py – the main function of this script is to clear the tsv file I downloaded from imdb as that file had </text:span><text:span text:style-name="T2">certain character flow errors.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0:56:14.277054916</meta:creation-date>
    <meta:editing-duration>PT1H41M35S</meta:editing-duration>
    <meta:editing-cycles>4</meta:editing-cycles>
    <meta:generator>LibreOffice/24.2.3.2$Linux_X86_64 LibreOffice_project/4f88f79086d18691a72ac668802d5bc5b5a88122</meta:generator>
    <dc:date>2024-05-07T04:48:27.565127718</dc:date>
    <meta:document-statistic meta:object-count="63"/>
  </office:meta>
</office:document-meta>
</file>